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9189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3.1945in"/>
    </style:style>
    <style:style style:name="co6" style:family="table-column">
      <style:table-column-properties fo:break-before="auto" style:column-width="3.4953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3.5272in"/>
    </style:style>
    <style:style style:name="co9" style:family="table-column">
      <style:table-column-properties fo:break-before="auto" style:column-width="2.2835in"/>
    </style:style>
    <style:style style:name="co10" style:family="table-column">
      <style:table-column-properties fo:break-before="auto" style:column-width="2.1016in"/>
    </style:style>
    <style:style style:name="co11" style:family="table-column">
      <style:table-column-properties fo:break-before="auto" style:column-width="3.0661in"/>
    </style:style>
    <style:style style:name="co12" style:family="table-column">
      <style:table-column-properties fo:break-before="auto" style:column-width="2.4445in"/>
    </style:style>
    <style:style style:name="co13" style:family="table-column">
      <style:table-column-properties fo:break-before="auto" style:column-width="3.2591in"/>
    </style:style>
    <style:style style:name="co14" style:family="table-column">
      <style:table-column-properties fo:break-before="auto" style:column-width="3.5484in"/>
    </style:style>
    <style:style style:name="co15" style:family="table-column">
      <style:table-column-properties fo:break-before="auto" style:column-width="1.8756in"/>
    </style:style>
    <style:style style:name="co16" style:family="table-column">
      <style:table-column-properties fo:break-before="auto" style:column-width="2.4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4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1">A = ((S14+12)*26+s13+9</text:span>) mod 26</text:p>
          </table:table-cell>
          <table:table-cell table:style-name="ce3" office:value-type="string" calcext:value-type="string">
            <text:p>x</text:p>
          </table:table-cell>
          <table:table-cell/>
          <table:table-cell office:value-type="string" calcext:value-type="string">
            <text:p>s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pan text:style-name="T1">A = ((S14+12)*26+s13+9</text:span>) mod 26</text:p>
          </table:table-cell>
          <table:table-cell office:value-type="string" calcext:value-type="string">
            <text:p>A = S13 + 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/>
          <table:table-cell table:style-name="Default" table:number-columns-repeated="3"/>
          <table:table-cell/>
          <table:table-cell table:style-name="ce3" office:value-type="string" calcext:value-type="string">
            <text:p>B = ((S14+12)*26+s13+9)*26+S12+8</text:p>
          </table:table-cell>
          <table:table-cell table:number-columns-repeated="2"/>
          <table:table-cell office:value-type="string" calcext:value-type="string">
            <text:p>s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B = ((S14+12)*26+s13+9)*26+S12+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C = ((B mod 26) – 8) != s11</text:p>
          </table:table-cell>
          <table:table-cell office:value-type="string" calcext:value-type="string">
            <text:p>(((((S14+12)*26+s13+9)*26+S12+8) mod 26)-8) != s11</text:p>
          </table:table-cell>
          <table:table-cell office:value-type="string" calcext:value-type="string">
            <text:p>S12 != s11</text:p>
          </table:table-cell>
          <table:table-cell office:value-type="string" calcext:value-type="string">
            <text:p>s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C = ((B mod 26) – 8) != s11</text:p>
          </table:table-cell>
          <table:table-cell office:value-type="string" calcext:value-type="string">
            <text:p>C = s12 != s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 = (B div 26)*(25*C+1) + (S11+3)*C</text:p>
          </table:table-cell>
          <table:table-cell table:number-columns-repeated="2"/>
          <table:table-cell office:value-type="string" calcext:value-type="string">
            <text:p>s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 = (B div 26)*(25*C+1) + (S11+3)*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E = (D*26+s10)*26+s9+11</text:p>
          </table:table-cell>
          <table:table-cell table:number-columns-repeated="2"/>
          <table:table-cell office:value-type="string" calcext:value-type="string">
            <text:p>s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 = (D*26+s10)*26+s9+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F = (((E*26+S8+10) mod 26)-11) != s7</text:p>
          </table:table-cell>
          <table:table-cell office:value-type="string" calcext:value-type="string">
            <text:p>F=1;</text:p>
          </table:table-cell>
          <table:table-cell office:value-type="string" calcext:value-type="string">
            <text:p>S7!=S8-1</text:p>
          </table:table-cell>
          <table:table-cell office:value-type="string" calcext:value-type="string">
            <text:p>s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F = (((E*26+S8+10) mod 26)-11) != s7</text:p>
          </table:table-cell>
          <table:table-cell office:value-type="string" calcext:value-type="string">
            <text:p>F = S8 – 1 != S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<text:span text:style-name="T2">J=((E*26+S8+10) div 26)*(F*25+1</text:span>)</text:p>
          </table:table-cell>
          <table:table-cell table:number-columns-repeated="2"/>
          <table:table-cell office:value-type="string" calcext:value-type="string">
            <text:p>s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pan text:style-name="T2">J=((E*26+S8+10) div 26)*(F*25+1</text:span>)</text:p>
          </table:table-cell>
          <table:table-cell office:value-type="string" calcext:value-type="string">
            <text:p>J = (E * 26 + S8 + 10) div 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K = (((J+(S7+13)*F) mod 26)+14</text:span>) != s6</text:p>
          </table:table-cell>
          <table:table-cell office:value-type="string" calcext:value-type="string">
            <text:p>K=1; F=1;</text:p>
          </table:table-cell>
          <table:table-cell office:value-type="string" calcext:value-type="string">
            <text:p>S6!=S7+27</text:p>
          </table:table-cell>
          <table:table-cell office:value-type="string" calcext:value-type="string">
            <text:p>s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pan text:style-name="T1">K = (((J+(S7+13)*F) mod 26)+14</text:span>) != s6</text:p>
          </table:table-cell>
          <table:table-cell table:style-name="ce1" office:value-type="string" calcext:value-type="string">
            <text:p>F = 0; K = 0;</text:p>
          </table:table-cell>
          <table:table-cell office:value-type="string" calcext:value-type="string">
            <text:p>s6=((LL div 26) mod 26) + 14</text:p>
          </table:table-cell>
          <table:table-cell office:value-type="string" calcext:value-type="string">
            <text:p>s6=(E mod 26) + 14</text:p>
          </table:table-cell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L = (J+(S7+13)*F)*(K*25+1)+(S6+3)*K</text:p>
          </table:table-cell>
          <table:table-cell table:number-columns-repeated="2"/>
          <table:table-cell office:value-type="string" calcext:value-type="string">
            <text:p>s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 = (J+(S7+13)*F)*(K*25+1)+(S6+3)*K</text:p>
          </table:table-cell>
          <table:table-cell office:value-type="string" calcext:value-type="string">
            <text:p>L = (E * 26 + S8 + 10) div 26</text:p>
          </table:table-cell>
          <table:table-cell office:value-type="string" calcext:value-type="string">
            <text:p>LL = E*26+S8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M = ((L mod 26)-1) != s5</text:p>
          </table:table-cell>
          <table:table-cell office:value-type="string" calcext:value-type="string">
            <text:p>M=1;K=1;</text:p>
          </table:table-cell>
          <table:table-cell office:value-type="string" calcext:value-type="string">
            <text:p>S5!=S6+2</text:p>
          </table:table-cell>
          <table:table-cell office:value-type="string" calcext:value-type="string">
            <text:p>s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 = ((L mod 26)-1) != s5</text:p>
          </table:table-cell>
          <table:table-cell table:style-name="ce1" office:value-type="string" calcext:value-type="string">
            <text:p>M = 0; K = 0; F = 0;</text:p>
          </table:table-cell>
          <table:table-cell office:value-type="string" calcext:value-type="string">
            <text:p>s5=((LL div 26) mod 26) –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N = (L div 26)*(M*25+1) + (S5+10)*M</text:p>
          </table:table-cell>
          <table:table-cell table:number-columns-repeated="2"/>
          <table:table-cell office:value-type="string" calcext:value-type="string">
            <text:p>s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N = (L div 26)*(M*25+1) + (S5+10)*M</text:p>
          </table:table-cell>
          <table:table-cell office:value-type="string" calcext:value-type="string">
            <text:p>N = L div 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O = ((N mod 26)-8) != s4</text:p>
          </table:table-cell>
          <table:table-cell office:value-type="string" calcext:value-type="string">
            <text:p>O=1;M=1;</text:p>
          </table:table-cell>
          <table:table-cell office:value-type="string" calcext:value-type="string">
            <text:p>S4!=S5+2</text:p>
          </table:table-cell>
          <table:table-cell office:value-type="string" calcext:value-type="string">
            <text:p>s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O = ((N mod 26)-8) != s4</text:p>
          </table:table-cell>
          <table:table-cell table:style-name="ce1" office:value-type="string" calcext:value-type="string">
            <text:p>O = 0; M = 0;</text:p>
          </table:table-cell>
          <table:table-cell office:value-type="string" calcext:value-type="string">
            <text:p>s4=((L div 26) mod 26) –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P = (N div 26)*(O*25+1) + (S4+10)*O</text:p>
          </table:table-cell>
          <table:table-cell table:number-columns-repeated="2"/>
          <table:table-cell office:value-type="string" calcext:value-type="string">
            <text:p>s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 = (N div 26)*(O*25+1) + (S4+10)*O</text:p>
          </table:table-cell>
          <table:table-cell office:value-type="string" calcext:value-type="string">
            <text:p>P = N div 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y 12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4+1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R = ((P mod 26)-5</text:span>) != s3</text:p>
          </table:table-cell>
          <table:table-cell office:value-type="string" calcext:value-type="string">
            <text:p>R=1;O=1;</text:p>
          </table:table-cell>
          <table:table-cell office:value-type="string" calcext:value-type="string">
            <text:p>S3!=S4+5</text:p>
          </table:table-cell>
          <table:table-cell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<text:span text:style-name="T1">R = ((P mod 26)-5</text:span>) != s3</text:p>
          </table:table-cell>
          <table:table-cell table:style-name="ce1" office:value-type="string" calcext:value-type="string">
            <text:p>R=0; O=0;</text:p>
          </table:table-cell>
          <table:table-cell office:value-type="string" calcext:value-type="string">
            <text:p>s3=((N div 26) mod 26) – 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G = (P div 26)*(R*25+1)+(S3+14)*R</text:p>
          </table:table-cell>
          <table:table-cell table:number-columns-repeated="6"/>
          <table:table-cell office:value-type="string" calcext:value-type="string">
            <text:p>G = (P div 26)*(R*25+1)+(S3+14)*R</text:p>
          </table:table-cell>
          <table:table-cell office:value-type="string" calcext:value-type="string">
            <text:p>G = P div 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table:style-name="ce3" office:value-type="string" calcext:value-type="string">
            <text:p>H = ((G mod 26)-16) != s2</text:p>
          </table:table-cell>
          <table:table-cell office:value-type="string" calcext:value-type="string">
            <text:p>H=1;R=1;</text:p>
          </table:table-cell>
          <table:table-cell office:value-type="string" calcext:value-type="string">
            <text:p>S2!=S3-2</text:p>
          </table:table-cell>
          <table:table-cell table:number-columns-repeated="4"/>
          <table:table-cell table:style-name="ce3" office:value-type="string" calcext:value-type="string">
            <text:p>H = ((G mod 26)-16) != s2</text:p>
          </table:table-cell>
          <table:table-cell table:style-name="ce1" office:value-type="string" calcext:value-type="string">
            <text:p>H=0; R=0;</text:p>
          </table:table-cell>
          <table:table-cell office:value-type="string" calcext:value-type="string">
            <text:p>s2=((P div 26) mod 26) – 16</text:p>
          </table:table-cell>
          <table:table-cell/>
        </table:table-row>
        <table:table-row table:style-name="ro1">
          <table:table-cell office:value-type="string" calcext:value-type="string">
            <text:p>s13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office:value-type="string" calcext:value-type="string">
            <text:p>I = (G div 26)*(H*25+1)+(S2+6)*H</text:p>
          </table:table-cell>
          <table:table-cell table:number-columns-repeated="6"/>
          <table:table-cell office:value-type="string" calcext:value-type="string">
            <text:p>I = (G div 26)*(H*25+1)+(S2+6)*H</text:p>
          </table:table-cell>
          <table:table-cell office:value-type="string" calcext:value-type="string">
            <text:p>I = G div 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office:value-type="string" calcext:value-type="string">
            <text:p><text:span text:style-name="T1">Z = ((I mod 26)-6</text:span>) != s1</text:p>
          </table:table-cell>
          <table:table-cell office:value-type="string" calcext:value-type="string">
            <text:p>Z=0; H=1</text:p>
          </table:table-cell>
          <table:table-cell office:value-type="string" calcext:value-type="string">
            <text:p>S1 = S2</text:p>
          </table:table-cell>
          <table:table-cell table:number-columns-repeated="4"/>
          <table:table-cell office:value-type="string" calcext:value-type="string">
            <text:p><text:span text:style-name="T1">Z = ((I mod 26)-6</text:span>) != s1</text:p>
          </table:table-cell>
          <table:table-cell table:style-name="ce1" office:value-type="string" calcext:value-type="string">
            <text:p>Z=0; H=0;</text:p>
          </table:table-cell>
          <table:table-cell office:value-type="string" calcext:value-type="string">
            <text:p>s1=((G div 26) mod 26) –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3</text:p>
          </table:table-cell>
          <table:table-cell table:number-columns-repeated="3" office:value-type="string" calcext:value-type="string">
            <text:p>S14+12</text:p>
          </table:table-cell>
          <table:table-cell table:number-columns-repeated="2"/>
          <table:table-cell table:style-name="ce2" office:value-type="string" calcext:value-type="string">
            <text:p>(I div 26)*(Z*25+1)+(S1+5)*Z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3</text:p>
          </table:table-cell>
          <table:table-cell table:number-columns-repeated="3" office:value-type="string" calcext:value-type="string">
            <text:p>S14+12</text:p>
          </table:table-cell>
          <table:table-cell table:number-columns-repeated="2"/>
          <table:table-cell office:value-type="string" calcext:value-type="string">
            <text:p>Z = 0; I &lt; 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I = (G div 26)*26+S2+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d x 10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+12+10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office:value-type="string" calcext:value-type="string">
            <text:p>G &lt; 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office:value-type="string" calcext:value-type="string">
            <text:p>P &lt; 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office:value-type="string" calcext:value-type="string">
            <text:p>(J+S7+13) &lt; 26</text:p>
          </table:table-cell>
          <table:table-cell office:value-type="float" office:value="99989999999999" calcext:value-type="float">
            <text:p>999899999999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4+12</text:p>
          </table:table-cell>
          <table:table-cell/>
          <table:table-cell office:value-type="string" calcext:value-type="string">
            <text:p>J &lt; 13 – s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S14+12</text:p>
          </table:table-cell>
          <table:table-cell/>
          <table:table-cell office:value-type="string" calcext:value-type="string">
            <text:p>E*26+S8+10 &lt; 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S14+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S14+12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4+12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(S14+12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9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2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(S14+12)*26+s13+9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/>
          <table:table-cell office:value-type="string" calcext:value-type="string">
            <text:p><text:span text:style-name="T1">A = ((S14+12)*26+s13+9</text:span>) mod 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13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A + 13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S14+12)*26+s13+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(S14+12)*26+s13+9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(S14+12)*26+s13+9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((S14+12)*26+s13+9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8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((S14+12)*26+s13+9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/>
          <table:table-cell table:style-name="ce3" office:value-type="string" calcext:value-type="string">
            <text:p>B = ((S14+12)*26+s13+9)*26+S12+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11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B mod 26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B mod 26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8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(B mod 26) – 8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((B mod 26) – 8) == s1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 div 26</text:p>
          </table:table-cell>
          <table:table-cell/>
          <table:table-cell office:value-type="string" calcext:value-type="string">
            <text:p>C = ((B mod 26) – 8) != s1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*C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*C+1</text:p>
          </table:table-cell>
          <table:table-cell office:value-type="string" calcext:value-type="string">
            <text:p>B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*C+1</text:p>
          </table:table-cell>
          <table:table-cell office:value-type="string" calcext:value-type="string">
            <text:p>(B div 26)*(25*C+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B div 26)*(25*C+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(B div 26)*(25*C+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3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11+3</text:p>
          </table:table-cell>
          <table:table-cell office:value-type="string" calcext:value-type="string">
            <text:p>(B div 26)*(25*C+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(B div 26)*(25*C+1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 = (B div 26)*(25*C+1) + (S11+3)*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10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 mod 26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(D mod 26)+11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0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9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D*26+s1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(D*26+s10) mod 26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1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(D*26+s10) mod 26 + 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*26+s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D*26+s10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D*26+s10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(D*26+s10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1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(D*26+s10)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 = (D*26+s10)*26+s9+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8 </text:p>
          </table:table-cell>
          <table:table-cell office:value-type="string" calcext:value-type="string">
            <text:p>(D*26+s10)*26+s9+1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E mod 26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office:value-type="string" calcext:value-type="string">
            <text:p>s8 </text:p>
          </table:table-cell>
          <table:table-cell office:value-type="string" calcext:value-type="string">
            <text:p>(E mod 26)+14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E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E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7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E*26+S8+10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(E*26+S8+10) mod 26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(E*26+S8+10) mod 26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(E*26+S8+10)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1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((E*26+S8+10) mod 26)-1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(E*26+S8+10)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7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(E*26+S8+10) div 26</text:p>
          </table:table-cell>
          <table:table-cell/>
          <table:table-cell table:style-name="ce3" office:value-type="string" calcext:value-type="string">
            <text:p>F = (((E*26+S8+10) mod 26)-11) != s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E*26+S8+10)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(E*26+S8+10)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25</text:p>
          </table:table-cell>
          <table:table-cell office:value-type="string" calcext:value-type="string">
            <text:p>(E*26+S8+10)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25+1</text:p>
          </table:table-cell>
          <table:table-cell office:value-type="string" calcext:value-type="string">
            <text:p>(E*26+S8+10)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25+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<text:span text:style-name="T2">J=((E*26+S8+10) div 26)*(F*25+1</text:span>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J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7+13</text:p>
          </table:table-cell>
          <table:table-cell office:value-type="string" calcext:value-type="string">
            <text:p>J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6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6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J+(S7+13)*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(J+(S7+13)*F) mod 26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office:value-type="string" calcext:value-type="string">
            <text:p>s6</text:p>
          </table:table-cell>
          <table:table-cell table:style-name="Default" office:value-type="string" calcext:value-type="string">
            <text:p><text:span text:style-name="T1">((J+(S7+13)*F) mod 26</text:span>)+14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J+(S7+13)*F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1">K = (((J+(S7+13)*F) mod 26)+14</text:span>) != s6</text:p>
          </table:table-cell>
          <table:table-cell table:formula="of:= 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*25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*25+1</text:p>
          </table:table-cell>
          <table:table-cell office:value-type="string" calcext:value-type="string">
            <text:p>J+(S7+13)*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*25+1</text:p>
          </table:table-cell>
          <table:table-cell office:value-type="string" calcext:value-type="string">
            <text:p><text:span text:style-name="T1">(J+(S7+13)*F)*(K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J+(S7+13)*F)*(K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<text:span text:style-name="T1">(J+(S7+13)*F)*(K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3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<text:span text:style-name="T1">(J+(S7+13)*F)*(K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<text:span text:style-name="T1">(J+(S7+13)*F)*(K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 = (J+(S7+13)*F)*(K*25+1)+(S6+3)*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5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 mod 26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L mod 26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(L mod 26)-1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L div 26</text:p>
          </table:table-cell>
          <table:table-cell/>
          <table:table-cell office:value-type="string" calcext:value-type="string">
            <text:p>M = ((L mod 26)-1) != s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L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L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*25</text:p>
          </table:table-cell>
          <table:table-cell office:value-type="string" calcext:value-type="string">
            <text:p>L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*25+1</text:p>
          </table:table-cell>
          <table:table-cell office:value-type="string" calcext:value-type="string">
            <text:p>L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*25+1</text:p>
          </table:table-cell>
          <table:table-cell office:value-type="string" calcext:value-type="string">
            <text:p><text:span text:style-name="T1">(L div 26)*(M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L div 26)*(M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<text:span text:style-name="T1">(L div 26)*(M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5+10</text:p>
          </table:table-cell>
          <table:table-cell office:value-type="string" calcext:value-type="string">
            <text:p><text:span text:style-name="T1">(L div 26)*(M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<text:span text:style-name="T1">(L div 26)*(M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 = (L div 26)*(M*25+1) + (S5+10)*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4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N mod 26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N mod 26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8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(N mod 26)-8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 div 26</text:p>
          </table:table-cell>
          <table:table-cell/>
          <table:table-cell office:value-type="string" calcext:value-type="string">
            <text:p>O = ((N mod 26)-8) != s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N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*25</text:p>
          </table:table-cell>
          <table:table-cell office:value-type="string" calcext:value-type="string">
            <text:p>N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*25+1</text:p>
          </table:table-cell>
          <table:table-cell office:value-type="string" calcext:value-type="string">
            <text:p>N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*25+1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4+10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 = (N div 26)*(O*25+1) + (S4+10)*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3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 mod 26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 mod 26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(P mod 26)-5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 div 26</text:p>
          </table:table-cell>
          <table:table-cell/>
          <table:table-cell office:value-type="string" calcext:value-type="string">
            <text:p><text:span text:style-name="T1">R = ((P mod 26)-5</text:span>) != s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P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P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*25</text:p>
          </table:table-cell>
          <table:table-cell office:value-type="string" calcext:value-type="string">
            <text:p>P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*25+1</text:p>
          </table:table-cell>
          <table:table-cell office:value-type="string" calcext:value-type="string">
            <text:p>P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*25+1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3+14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 = (P div 26)*(R*25+1)+(S3+14)*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2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 mod 26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 mod 26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1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(G mod 26)-16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 div 26</text:p>
          </table:table-cell>
          <table:table-cell/>
          <table:table-cell table:style-name="ce3" office:value-type="string" calcext:value-type="string">
            <text:p>H = ((G mod 26)-16) != s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G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*25</text:p>
          </table:table-cell>
          <table:table-cell office:value-type="string" calcext:value-type="string">
            <text:p>G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*25+1</text:p>
          </table:table-cell>
          <table:table-cell office:value-type="string" calcext:value-type="string">
            <text:p>G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*25+1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2+6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 = (G div 26)*(H*25+1)+(S2+6)*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1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 mod 26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 mod 26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x -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(I mod 26)-6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</text:p>
          </table:table-cell>
          <table:table-cell table:style-name="Default" table:number-columns-repeated="3"/>
          <table:table-cell/>
          <table:table-cell office:value-type="string" calcext:value-type="string">
            <text:p><text:span text:style-name="T1">Z = ((I mod 26)-6</text:span>) != s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*25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*25+1</text:p>
          </table:table-cell>
          <table:table-cell office:value-type="string" calcext:value-type="string">
            <text:p>I div 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*25+1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1+5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S1+5)*Z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S1+5)*Z</text:p>
          </table:table-cell>
          <table:table-cell office:value-type="string" calcext:value-type="string">
            <text:p>(I div 26)*(Z*25+1)+(S1+5)*Z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w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4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C = (s12 != s11)</text:p>
          </table:table-cell>
          <table:table-cell/>
          <table:table-cell table:style-name="ce1" office:value-type="string" calcext:value-type="string">
            <text:p>S12 == s11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B = ((S14+12)*26+s13+9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D = B*(25*C+1)+C*(s11+3)</text:p>
          </table:table-cell>
          <table:table-cell table:style-name="ce2" office:value-type="string" calcext:value-type="string">
            <text:p>C = 0</text:p>
          </table:table-cell>
          <table:table-cell office:value-type="string" calcext:value-type="string">
            <text:p>D = 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E = (D*26+s10)*26+s9+11</text:p>
          </table:table-cell>
          <table:table-cell/>
          <table:table-cell office:value-type="string" calcext:value-type="string">
            <text:p>E = ( B * 26 + s10 ) * 26 + s9 + 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 = S8–1 != S7</text:p>
          </table:table-cell>
          <table:table-cell/>
          <table:table-cell table:style-name="ce1" office:value-type="string" calcext:value-type="string">
            <text:p>S7 == s8 –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M = S6 + 2 != S5</text:p>
          </table:table-cell>
          <table:table-cell/>
          <table:table-cell table:style-name="ce1" office:value-type="string" calcext:value-type="string">
            <text:p>S5 == s6 + 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N = (E*(F*25+1)+(S7+13)*F)*(M*25+1)+(S5+10)*M</text:p>
          </table:table-cell>
          <table:table-cell table:style-name="ce2" office:value-type="string" calcext:value-type="string">
            <text:p>F = 0</text:p>
          </table:table-cell>
          <table:table-cell office:value-type="string" calcext:value-type="string">
            <text:p>N = ( B * 26 + s10 ) * 26 + s9 + 11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O = ((N mod 26)-8) != s4</text:p>
          </table:table-cell>
          <table:table-cell/>
          <table:table-cell table:style-name="ce1" office:value-type="string" calcext:value-type="string">
            <text:p>S4 == s9 + 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P = (N div 26)*(O*25+1) + (S4+10)*O</text:p>
          </table:table-cell>
          <table:table-cell table:style-name="ce2" office:value-type="string" calcext:value-type="string">
            <text:p>O = 0</text:p>
          </table:table-cell>
          <table:table-cell office:value-type="string" calcext:value-type="string">
            <text:p>P = B * 26 + s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R = ((P mod 26)-5</text:span>) != s3</text:p>
          </table:table-cell>
          <table:table-cell/>
          <table:table-cell table:style-name="ce1" office:value-type="string" calcext:value-type="string">
            <text:p>S3 == s10 – 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G = (P div 26)*(R*25+1)+(S3+14)*R</text:p>
          </table:table-cell>
          <table:table-cell table:style-name="ce2" office:value-type="string" calcext:value-type="string">
            <text:p>R = 0</text:p>
          </table:table-cell>
          <table:table-cell office:value-type="string" calcext:value-type="string">
            <text:p>G = ( s14 + 12 ) * 26 + s13 + 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H = ((G mod 26)-16) != s2</text:p>
          </table:table-cell>
          <table:table-cell/>
          <table:table-cell table:style-name="ce1" office:value-type="string" calcext:value-type="string">
            <text:p>S2 == s13 – 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I = (G div 26)*(H*25+1)+(S2+6)*H</text:p>
          </table:table-cell>
          <table:table-cell table:style-name="ce2" office:value-type="string" calcext:value-type="string">
            <text:p>H = 0</text:p>
          </table:table-cell>
          <table:table-cell office:value-type="string" calcext:value-type="string">
            <text:p>I = s14 + 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12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4+1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Z = ((I mod 26)-6</text:span>) != s1</text:p>
          </table:table-cell>
          <table:table-cell/>
          <table:table-cell table:style-name="ce1" office:value-type="string" calcext:value-type="string">
            <text:p>S1 == s14 + 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(I div 26)*(Z*25+1)+(S1+5)*Z</text:p>
          </table:table-cell>
          <table:table-cell table:style-name="ce5" office:value-type="string" calcext:value-type="string">
            <text:p>I &lt; 26; Z = 0;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14+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3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14+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S14+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3</text:p>
          </table:table-cell>
          <table:table-cell table:number-columns-repeated="3"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3</text:p>
          </table:table-cell>
          <table:table-cell table:number-columns-repeated="3"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s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x 10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+12+10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9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s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S14+12</text:p>
          </table:table-cell>
          <table:table-cell/>
          <table:table-cell table:style-name="ce2" office:value-type="string" calcext:value-type="string">
            <text:p>s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S14+12)*26</text:p>
          </table:table-cell>
          <table:table-cell/>
          <table:table-cell table:style-name="ce2" office:value-type="string" calcext:value-type="string">
            <text:p>s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4+12)*26</text:p>
          </table:table-cell>
          <table:table-cell/>
          <table:table-cell table:style-name="ce2" office:value-type="string" calcext:value-type="string">
            <text:p>s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(S14+12)*26</text:p>
          </table:table-cell>
          <table:table-cell/>
          <table:table-cell table:style-name="ce2" office:value-type="string" calcext:value-type="string">
            <text:p>s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d y 9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</text:p>
          </table:table-cell>
          <table:table-cell/>
          <table:table-cell table:style-name="ce2" office:value-type="string" calcext:value-type="string">
            <text:p>s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2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2"/>
          <table:table-cell office:value-type="float" office:value="39999698799429" calcext:value-type="float">
            <text:p>39999698799429</text:p>
          </table:table-cell>
          <table:table-cell office:value-type="float" office:value="18116121134117" calcext:value-type="float">
            <text:p>1811612113411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(S14+12)*26+s13+9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2</text:p>
          </table:table-cell>
          <table:table-cell table:number-columns-repeated="2"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13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+9+13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3+9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S14+12)*26+s13+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(S14+12)*26+s13+9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(S14+12)*26+s13+9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((S14+12)*26+s13+9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8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((S14+12)*26+s13+9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((S14+12)*26+s13+9)*26+s12+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11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((S14+12)*26+s13+9)*26+s12+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((S14+12)*26+s13+9)*26+s12+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((S14+12)*26+s13+9)*26+s12+8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((S14+12)*26+s13+9)*26+s12+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1</text:p>
          </table:table-cell>
          <table:table-cell table:number-columns-repeated="2" office:value-type="string" calcext:value-type="string">
            <text:p>S12+8</text:p>
          </table:table-cell>
          <table:table-cell office:value-type="string" calcext:value-type="string">
            <text:p>((S14+12)*26+s13+9)*26+s12+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11</text:p>
          </table:table-cell>
          <table:table-cell table:number-columns-repeated="2"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8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==s11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 = (s12 != s11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12+8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*C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*C+1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 = ((S14+12)*26+s13+9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5*C+1</text:p>
          </table:table-cell>
          <table:table-cell table:style-name="ce4" office:value-type="string" calcext:value-type="string">
            <text:p>B*(25*C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string" calcext:value-type="string">
            <text:p>B*(25*C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11</text:p>
          </table:table-cell>
          <table:table-cell table:style-name="ce4" office:value-type="string" calcext:value-type="string">
            <text:p>B*(25*C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3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11+3</text:p>
          </table:table-cell>
          <table:table-cell table:style-name="ce4" office:value-type="string" calcext:value-type="string">
            <text:p>B*(25*C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S11+3)*C</text:p>
          </table:table-cell>
          <table:table-cell table:style-name="ce4" office:value-type="string" calcext:value-type="string">
            <text:p>B*(25*C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 = B*(25*C+1)+C*(s11+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0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 mod 26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(D mod 26)+11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(S11+3)*C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2"/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0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0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9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D*26+s1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9</text:p>
          </table:table-cell>
          <table:table-cell table:number-columns-repeated="2"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1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 + 1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D*26+s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(D*26+s10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D*26+s10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(D*26+s10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1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(D*26+s10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 = (D*26+s10)*26+s9+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8 </text:p>
          </table:table-cell>
          <table:table-cell office:value-type="string" calcext:value-type="string">
            <text:p>(D*26+s10)*26+s9+1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8</text:p>
          </table:table-cell>
          <table:table-cell table:number-columns-repeated="2"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office:value-type="string" calcext:value-type="string">
            <text:p>s8 </text:p>
          </table:table-cell>
          <table:table-cell office:value-type="string" calcext:value-type="string">
            <text:p>S9+11+14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9+1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office:value-type="string" calcext:value-type="string">
            <text:p>E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E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7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7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E*26+S8+10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S8+10</text:p>
          </table:table-cell>
          <table:table-cell office:value-type="string" calcext:value-type="string">
            <text:p>E*26+S8+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S8+10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1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-1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8+10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F = S8–1 != S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25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25+1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*25+1</text:p>
          </table:table-cell>
          <table:table-cell office:value-type="string" calcext:value-type="string">
            <text:p>E*(F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*(F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E*(F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3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7+13</text:p>
          </table:table-cell>
          <table:table-cell office:value-type="string" calcext:value-type="string">
            <text:p>E*(F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6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6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E*(F*25+1)+(S7+13)*F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/>
          <table:table-cell office:value-type="string" calcext:value-type="string">
            <text:p>G = (E*(F*25+1)+(S7+13)*F) mod 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v z 1</text:p>
          </table:table-cell>
          <table:table-cell/>
          <table:table-cell table:style-name="Default" table:number-columns-repeated="2"/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14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G+14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2"/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7+13)*F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`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E*(F*25+1)+(S7+13)*F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E*(F*25+1)+(S7+13)*F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(E*(F*25+1)+(S7+13)*F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3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(E*(F*25+1)+(S7+13)*F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(E*(F*25+1)+(S7+13)*F)*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(E*(F*25+1)+(S7+13)*F)*26+S6+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5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(E*(F*25+1)+(S7+13)*F)*26+S6+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(E*(F*25+1)+(S7+13)*F)*26+S6+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(E*(F*25+1)+(S7+13)*F)*26+S6+3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(E*(F*25+1)+(S7+13)*F)*26+S6+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S6+3</text:p>
          </table:table-cell>
          <table:table-cell office:value-type="string" calcext:value-type="string">
            <text:p>(E*(F*25+1)+(S7+13)*F)*26+S6+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5</text:p>
          </table:table-cell>
          <table:table-cell table:number-columns-repeated="2" office:value-type="string" calcext:value-type="string">
            <text:p>S6+3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+2</text:p>
          </table:table-cell>
          <table:table-cell office:value-type="string" calcext:value-type="string">
            <text:p>S6+3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2"/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6+3)*K</text:p>
          </table:table-cell>
          <table:table-cell office:value-type="string" calcext:value-type="string">
            <text:p>E*(F*25+1)+(S7+13)*F</text:p>
          </table:table-cell>
          <table:table-cell/>
          <table:table-cell office:value-type="string" calcext:value-type="string">
            <text:p>M = S6 + 2 != S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*25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*25+1</text:p>
          </table:table-cell>
          <table:table-cell office:value-type="string" calcext:value-type="string">
            <text:p>E*(F*25+1)+(S7+13)*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*25+1</text:p>
          </table:table-cell>
          <table:table-cell office:value-type="string" calcext:value-type="string">
            <text:p>(E*(F*25+1)+(S7+13)*F)*(M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E*(F*25+1)+(S7+13)*F)*(M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(E*(F*25+1)+(S7+13)*F)*(M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5+10</text:p>
          </table:table-cell>
          <table:table-cell office:value-type="string" calcext:value-type="string">
            <text:p>(E*(F*25+1)+(S7+13)*F)*(M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(E*(F*25+1)+(S7+13)*F)*(M*25+1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 = (E*(F*25+1)+(S7+13)*F)*(M*25+1)+(S5+10)*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4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4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N mod 26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N mod 26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8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(N mod 26)-8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5+10)*M</text:p>
          </table:table-cell>
          <table:table-cell office:value-type="string" calcext:value-type="string">
            <text:p>N div 26</text:p>
          </table:table-cell>
          <table:table-cell/>
          <table:table-cell office:value-type="string" calcext:value-type="string">
            <text:p>O = ((N mod 26)-8) != s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N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N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*25</text:p>
          </table:table-cell>
          <table:table-cell office:value-type="string" calcext:value-type="string">
            <text:p>N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*25+1</text:p>
          </table:table-cell>
          <table:table-cell office:value-type="string" calcext:value-type="string">
            <text:p>N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*25+1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0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4+10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<text:span text:style-name="T1">(N div 26)*(O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 = (N div 26)*(O*25+1) + (S4+10)*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3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 mod 26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P mod 26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(P mod 26)-5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4+10)*O</text:p>
          </table:table-cell>
          <table:table-cell office:value-type="string" calcext:value-type="string">
            <text:p>P div 26</text:p>
          </table:table-cell>
          <table:table-cell/>
          <table:table-cell office:value-type="string" calcext:value-type="string">
            <text:p><text:span text:style-name="T1">R = ((P mod 26)-5</text:span>) != s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P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P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*25</text:p>
          </table:table-cell>
          <table:table-cell office:value-type="string" calcext:value-type="string">
            <text:p>P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*25+1</text:p>
          </table:table-cell>
          <table:table-cell office:value-type="string" calcext:value-type="string">
            <text:p>P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*25+1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4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3+14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<text:span text:style-name="T2">(P div 26)*(R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 = (P div 26)*(R*25+1)+(S3+14)*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2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2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 mod 26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 mod 26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1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(G mod 26)-16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3+14)*R</text:p>
          </table:table-cell>
          <table:table-cell office:value-type="string" calcext:value-type="string">
            <text:p>G div 26</text:p>
          </table:table-cell>
          <table:table-cell/>
          <table:table-cell table:style-name="ce3" office:value-type="string" calcext:value-type="string">
            <text:p>H = ((G mod 26)-16) != s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G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G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*25</text:p>
          </table:table-cell>
          <table:table-cell office:value-type="string" calcext:value-type="string">
            <text:p>G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*25+1</text:p>
          </table:table-cell>
          <table:table-cell office:value-type="string" calcext:value-type="string">
            <text:p>G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*25+1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6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2+6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<text:span text:style-name="T1">(G div 26)*(H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 = (G div 26)*(H*25+1)+(S2+6)*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1</text:p>
          </table:table-cell>
          <table:table-cell table:style-name="ce1" office:value-type="string" calcext:value-type="string">
            <text:p>inp w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 office:value-type="string" calcext:value-type="string">
            <text:p>s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 mod 26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v z 2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I mod 26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(I mod 26)-6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 office:value-type="string" calcext:value-type="string">
            <text:p>s1</text:p>
          </table:table-cell>
          <table:table-cell table:style-name="Default" table:number-columns-repeated="3"/>
          <table:table-cell/>
          <table:table-cell office:value-type="string" calcext:value-type="string">
            <text:p><text:span text:style-name="T1">Z = ((I mod 26)-6</text:span>) != s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S2+6)*H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*25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*25+1</text:p>
          </table:table-cell>
          <table:table-cell office:value-type="string" calcext:value-type="string">
            <text:p>I div 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*25+1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y 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1+5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S1+5)*Z</text:p>
          </table:table-cell>
          <table:table-cell office:value-type="string" calcext:value-type="string">
            <text:p><text:span text:style-name="T1">(I div 26)*(Z*25+1</text:span>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(S1+5)*Z</text:p>
          </table:table-cell>
          <table:table-cell office:value-type="string" calcext:value-type="string">
            <text:p>(I div 26)*(Z*25+1)+(S1+5)*Z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0:39:39.241157998</meta:creation-date>
    <dc:date>2022-03-19T18:34:15.970855214</dc:date>
    <meta:editing-duration>PT5H23M12S</meta:editing-duration>
    <meta:editing-cycles>1</meta:editing-cycles>
    <meta:generator>LibreOffice/6.4.7.2$Linux_X86_64 LibreOffice_project/40$Build-2</meta:generator>
    <meta:document-statistic meta:table-count="2" meta:cell-count="2548" meta:object-count="0"/>
  </office:meta>
</office:document-meta>
</file>